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courier, monospace"/>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hilanka" svg:font-family="Chilanka" style:font-pitch="variable"/>
    <style:font-face style:name="Keraleeyam" svg:font-family="Keraleeyam" style:font-pitch="variable"/>
    <style:font-face style:name="Likhan" svg:font-family="Likhan" style:font-pitch="variable"/>
    <style:font-face style:name="utkal" svg:font-family="utk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fo:color="#00599d" fo:font-size="26pt" style:text-underline-style="solid" style:text-underline-width="auto" style:text-underline-color="font-color" officeooo:rsid="001a9553" officeooo:paragraph-rsid="001a9553" style:font-size-asian="26pt" style:font-size-complex="26pt"/>
    </style:style>
    <style:style style:name="P2" style:family="paragraph" style:parent-style-name="Title">
      <style:text-properties fo:color="#00599d" style:text-underline-style="solid" style:text-underline-width="auto" style:text-underline-color="font-color" officeooo:paragraph-rsid="001cd5c4"/>
    </style:style>
    <style:style style:name="P3" style:family="paragraph" style:parent-style-name="Text_20_body">
      <style:text-properties fo:font-size="27pt" style:text-underline-style="solid" style:text-underline-width="auto" style:text-underline-color="font-color" officeooo:rsid="001a9553" officeooo:paragraph-rsid="001a9553" style:font-size-asian="27pt" style:font-size-complex="27pt"/>
    </style:style>
    <style:style style:name="P4" style:family="paragraph" style:parent-style-name="Text_20_body">
      <style:paragraph-properties fo:text-align="center" style:justify-single-word="false"/>
      <style:text-properties fo:color="#00599d" fo:font-size="28pt" style:text-underline-style="solid" style:text-underline-width="auto" style:text-underline-color="font-color" officeooo:rsid="001d0e4c" officeooo:paragraph-rsid="001d0e4c" style:font-size-asian="28pt" style:font-size-complex="28pt"/>
    </style:style>
    <style:style style:name="P5" style:family="paragraph" style:parent-style-name="Text_20_body">
      <style:text-properties fo:color="#000000" fo:font-size="20pt" style:text-underline-style="none" officeooo:rsid="001a9553" officeooo:paragraph-rsid="001a9553" style:font-size-asian="17.5pt" style:font-size-complex="20pt"/>
    </style:style>
    <style:style style:name="P6" style:family="paragraph" style:parent-style-name="Text_20_body">
      <style:text-properties fo:color="#000000" fo:font-size="20pt" style:text-underline-style="none" officeooo:rsid="001c0e73" officeooo:paragraph-rsid="001c0e73" style:font-size-asian="17.5pt" style:font-size-complex="20pt"/>
    </style:style>
    <style:style style:name="P7" style:family="paragraph" style:parent-style-name="Text_20_body">
      <style:paragraph-properties fo:text-align="start" style:justify-single-word="false"/>
      <style:text-properties fo:color="#000000" fo:font-size="20pt" style:text-underline-style="none" officeooo:rsid="001d0e4c" officeooo:paragraph-rsid="001d0e4c" style:font-size-asian="17.5pt" style:font-size-complex="20pt"/>
    </style:style>
    <style:style style:name="P8" style:family="paragraph" style:parent-style-name="Text_20_body">
      <style:paragraph-properties fo:text-align="start" style:justify-single-word="false"/>
      <style:text-properties fo:color="#000000" style:font-name="Liberation Serif" fo:font-size="20pt" style:text-underline-style="none" officeooo:rsid="001f12e2" officeooo:paragraph-rsid="001f12e2" style:font-size-asian="17.5pt" style:font-size-complex="20pt"/>
    </style:style>
    <style:style style:name="P9" style:family="paragraph" style:parent-style-name="Text_20_body">
      <style:paragraph-properties fo:text-align="start" style:justify-single-word="false"/>
      <style:text-properties fo:color="#000000" style:font-name="Liberation Serif" fo:font-size="20pt" style:text-underline-style="none" officeooo:rsid="00204a53" officeooo:paragraph-rsid="00204a53" style:font-size-asian="17.5pt" style:font-size-complex="20pt"/>
    </style:style>
    <style:style style:name="P10" style:family="paragraph" style:parent-style-name="Text_20_body">
      <style:paragraph-properties fo:text-align="start" style:justify-single-word="false"/>
      <style:text-properties fo:color="#000000" style:font-name="Liberation Serif" fo:font-size="20pt" style:text-underline-style="none" officeooo:rsid="0022c156" officeooo:paragraph-rsid="0022c156" style:font-size-asian="17.5pt" style:font-size-complex="20pt"/>
    </style:style>
    <style:style style:name="P11" style:family="paragraph" style:parent-style-name="Text_20_body">
      <style:paragraph-properties fo:text-align="start" style:justify-single-word="false"/>
      <style:text-properties fo:color="#000000" style:font-name="Liberation Serif" fo:font-size="20pt" style:text-underline-style="none" officeooo:rsid="00231697" officeooo:paragraph-rsid="00231697" style:font-size-asian="17.5pt" style:font-size-complex="20pt"/>
    </style:style>
    <style:style style:name="P12" style:family="paragraph" style:parent-style-name="Text_20_body">
      <style:paragraph-properties fo:text-align="start" style:justify-single-word="false"/>
      <style:text-properties fo:color="#000000" style:font-name="Liberation Serif" fo:font-size="20pt" officeooo:paragraph-rsid="0024b322"/>
    </style:style>
    <style:style style:name="P13" style:family="paragraph" style:parent-style-name="Text_20_body">
      <style:paragraph-properties fo:text-align="start" style:justify-single-word="false"/>
      <style:text-properties fo:font-size="20pt" officeooo:rsid="001a9553" officeooo:paragraph-rsid="001a9553" style:font-size-asian="20pt" style:font-size-complex="20pt"/>
    </style:style>
    <style:style style:name="P14" style:family="paragraph" style:parent-style-name="Text_20_body">
      <style:text-properties fo:font-size="20pt" officeooo:rsid="001cd5c4" officeooo:paragraph-rsid="001cd5c4" style:font-size-asian="17.5pt" style:font-size-complex="20pt"/>
    </style:style>
    <style:style style:name="P15" style:family="paragraph" style:parent-style-name="Text_20_body">
      <style:text-properties style:use-window-font-color="true" style:text-underline-style="none" officeooo:paragraph-rsid="001c0e73"/>
    </style:style>
    <style:style style:name="P16" style:family="paragraph" style:parent-style-name="Text_20_body">
      <style:paragraph-properties fo:text-align="start" style:justify-single-word="false"/>
      <style:text-properties fo:color="#009353" fo:font-size="12pt" style:text-underline-style="none" officeooo:rsid="001d0e4c" officeooo:paragraph-rsid="001d0e4c" style:font-size-asian="12pt" style:font-size-complex="12pt"/>
    </style:style>
    <style:style style:name="P17" style:family="paragraph" style:parent-style-name="Text_20_body">
      <style:paragraph-properties fo:text-align="center" style:justify-single-word="false"/>
      <style:text-properties fo:color="#21409a" style:font-name="Liberation Serif" fo:font-size="28pt" style:text-underline-style="solid" style:text-underline-width="auto" style:text-underline-color="font-color" officeooo:rsid="001f12e2" officeooo:paragraph-rsid="001f12e2" style:font-size-asian="28pt" style:font-size-complex="28pt"/>
    </style:style>
    <style:style style:name="P18" style:family="paragraph" style:parent-style-name="Text_20_body">
      <style:paragraph-properties fo:text-align="center" style:justify-single-word="false"/>
      <style:text-properties fo:color="#21409a" style:font-name="Liberation Serif" fo:font-size="28pt" style:text-underline-style="solid" style:text-underline-width="auto" style:text-underline-color="font-color" officeooo:rsid="00204a53" officeooo:paragraph-rsid="00204a53" style:font-size-asian="28pt" style:font-size-complex="28pt"/>
    </style:style>
    <style:style style:name="P19" style:family="paragraph" style:parent-style-name="Text_20_body">
      <style:paragraph-properties fo:text-align="center" style:justify-single-word="false"/>
      <style:text-properties fo:color="#21409a" style:font-name="Liberation Serif" fo:font-size="28pt" style:text-underline-style="solid" style:text-underline-width="auto" style:text-underline-color="font-color" officeooo:rsid="0022c156" officeooo:paragraph-rsid="0022c156" style:font-size-asian="28pt" style:font-size-complex="28pt"/>
    </style:style>
    <style:style style:name="P20" style:family="paragraph" style:parent-style-name="Text_20_body">
      <style:paragraph-properties fo:text-align="start" style:justify-single-word="false"/>
      <style:text-properties fo:font-variant="normal" fo:text-transform="none" fo:color="#000000" style:font-name="Liberation Serif" fo:font-size="20pt" fo:letter-spacing="normal" fo:font-style="normal" style:text-underline-style="none" fo:font-weight="normal" officeooo:rsid="0022c156" officeooo:paragraph-rsid="0022c156" style:font-size-asian="20pt" style:font-size-complex="20pt"/>
    </style:style>
    <style:style style:name="P21" style:family="paragraph" style:parent-style-name="Text_20_body">
      <style:paragraph-properties fo:text-align="start" style:justify-single-word="false"/>
      <style:text-properties fo:font-variant="normal" fo:text-transform="none" fo:color="#009353" style:font-name="Liberation Serif" fo:font-size="12pt" fo:letter-spacing="normal" fo:font-style="normal" style:text-underline-style="none" fo:font-weight="normal" officeooo:rsid="00269f19" officeooo:paragraph-rsid="00269f19" style:font-size-asian="12pt" style:font-size-complex="12pt"/>
    </style:style>
    <style:style style:name="P22" style:family="paragraph" style:parent-style-name="Text_20_body">
      <style:paragraph-properties fo:text-align="start" style:justify-single-word="false"/>
      <style:text-properties fo:font-variant="normal" fo:text-transform="none" fo:color="#009353" style:font-name="Liberation Serif" fo:font-size="20pt" fo:letter-spacing="normal" fo:font-style="normal" style:text-underline-style="none" fo:font-weight="normal" officeooo:rsid="00269f19" officeooo:paragraph-rsid="00269f19" style:font-size-asian="20pt" style:font-size-complex="20pt"/>
    </style:style>
    <style:style style:name="P23" style:family="paragraph" style:parent-style-name="Text_20_body">
      <style:paragraph-properties fo:text-align="start" style:justify-single-word="false"/>
      <style:text-properties fo:color="#f04e4d" style:font-name="Liberation Serif" fo:font-size="20pt" officeooo:paragraph-rsid="00231697"/>
    </style:style>
    <style:style style:name="P24" style:family="paragraph" style:parent-style-name="Text_20_body">
      <style:paragraph-properties fo:text-align="start" style:justify-single-word="false"/>
      <style:text-properties style:font-name="Likhan" fo:font-size="20pt" style:text-underline-style="none" officeooo:rsid="001a9553" officeooo:paragraph-rsid="001a9553" style:font-size-asian="20pt" style:font-size-complex="20pt"/>
    </style:style>
    <style:style style:name="P25" style:family="paragraph" style:parent-style-name="Text_20_body">
      <style:text-properties fo:font-variant="normal" fo:text-transform="none" style:use-window-font-color="true" style:font-name="Liberation Serif" fo:font-size="20pt" fo:letter-spacing="normal" fo:font-style="normal" style:text-underline-style="none" fo:font-weight="normal" officeooo:rsid="001c0e73" officeooo:paragraph-rsid="001c0e73" style:font-size-asian="20pt" style:font-size-complex="20pt"/>
    </style:style>
    <style:style style:name="P26" style:family="paragraph" style:parent-style-name="Text_20_body">
      <style:paragraph-properties fo:text-align="start" style:justify-single-word="false"/>
      <style:text-properties fo:font-variant="normal" fo:text-transform="none" fo:color="#009353" style:font-name="Inconsolata" fo:font-size="12pt" fo:letter-spacing="normal" fo:font-style="normal" style:text-underline-style="none" fo:font-weight="normal" officeooo:rsid="001d0e4c" officeooo:paragraph-rsid="001d0e4c" style:font-size-asian="12pt" style:font-size-complex="12pt"/>
    </style:style>
    <style:style style:name="P27" style:family="paragraph" style:parent-style-name="Text_20_body">
      <style:paragraph-properties fo:text-align="start" style:justify-single-word="false"/>
      <style:text-properties fo:font-variant="normal" fo:text-transform="none" fo:color="#009353" style:font-name="Inconsolata" fo:font-size="12pt" fo:letter-spacing="normal" fo:font-style="normal" style:text-underline-style="none" fo:font-weight="normal" officeooo:rsid="00269f19" officeooo:paragraph-rsid="00269f19" style:font-size-asian="12pt" style:font-size-complex="12pt"/>
    </style:style>
    <style:style style:name="P28" style:family="paragraph" style:parent-style-name="Text_20_body">
      <style:paragraph-properties fo:text-align="center" style:justify-single-word="false"/>
      <style:text-properties fo:font-variant="normal" fo:text-transform="none" fo:color="#21409a" style:font-name="Liberation Serif" fo:font-size="28pt" fo:letter-spacing="normal" fo:font-style="normal" style:text-underline-style="solid" style:text-underline-width="auto" style:text-underline-color="font-color" fo:font-weight="normal" officeooo:rsid="001d0e4c" officeooo:paragraph-rsid="001d0e4c" style:font-size-asian="28pt" style:font-size-complex="28pt"/>
    </style:style>
    <style:style style:name="P29" style:family="paragraph" style:parent-style-name="Text_20_body">
      <style:paragraph-properties fo:text-align="center" style:justify-single-word="false"/>
      <style:text-properties fo:font-variant="normal" fo:text-transform="none" fo:color="#21409a" style:font-name="Liberation Serif" fo:font-size="28pt" fo:letter-spacing="normal" fo:font-style="normal" style:text-underline-style="solid" style:text-underline-width="auto" style:text-underline-color="font-color" fo:font-weight="normal" officeooo:rsid="001f12e2" officeooo:paragraph-rsid="001f12e2" style:font-size-asian="28pt" style:font-size-complex="28pt"/>
    </style:style>
    <style:style style:name="P30" style:family="paragraph" style:parent-style-name="Text_20_body">
      <style:paragraph-properties fo:text-align="center" style:justify-single-word="false"/>
      <style:text-properties fo:font-variant="normal" fo:text-transform="none" fo:color="#21409a" style:font-name="Liberation Serif" fo:font-size="28pt" fo:letter-spacing="normal" fo:font-style="normal" style:text-underline-style="solid" style:text-underline-width="auto" style:text-underline-color="font-color" fo:font-weight="normal" officeooo:rsid="0022c156" officeooo:paragraph-rsid="0022c156" style:font-size-asian="28pt" style:font-size-complex="28pt"/>
    </style:style>
    <style:style style:name="P31" style:family="paragraph" style:parent-style-name="Text_20_body">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1d3559" officeooo:paragraph-rsid="001d3559" style:font-size-asian="18pt" style:font-size-complex="18pt"/>
    </style:style>
    <style:style style:name="P32" style:family="paragraph" style:parent-style-name="Text_20_body">
      <style:paragraph-properties fo:text-align="start" style:justify-single-word="false"/>
      <style:text-properties fo:font-variant="normal" fo:text-transform="none" fo:color="#000000" style:font-name="Liberation Serif" fo:font-size="19pt" fo:letter-spacing="normal" fo:font-style="normal" style:text-underline-style="none" fo:font-weight="normal" officeooo:rsid="001d3559" officeooo:paragraph-rsid="001d3559" style:font-size-asian="19pt" style:font-size-complex="19pt"/>
    </style:style>
    <style:style style:name="P33" style:family="paragraph" style:parent-style-name="Text_20_body">
      <style:paragraph-properties fo:text-align="start" style:justify-single-word="false"/>
      <style:text-properties fo:font-variant="normal" fo:text-transform="none" fo:color="#000000" style:font-name="Liberation Serif" fo:font-size="20pt" fo:letter-spacing="normal" fo:font-style="normal" style:text-underline-style="none" fo:font-weight="normal" officeooo:rsid="0022c156" officeooo:paragraph-rsid="0022c156" style:font-size-asian="20pt" style:font-size-complex="20pt"/>
    </style:style>
    <style:style style:name="P34" style:family="paragraph" style:parent-style-name="Text_20_body">
      <style:paragraph-properties fo:text-align="start" style:justify-single-word="false"/>
      <style:text-properties fo:font-variant="normal" fo:text-transform="none" fo:color="#000000" style:font-name="Liberation Serif" fo:font-size="20pt" fo:letter-spacing="normal" fo:font-style="normal" fo:font-weight="normal" officeooo:rsid="0024b322" officeooo:paragraph-rsid="0024b322" style:font-size-asian="20pt" style:font-size-complex="20pt"/>
    </style:style>
    <style:style style:name="P35" style:family="paragraph" style:parent-style-name="Text_20_body">
      <style:paragraph-properties fo:text-align="start" style:justify-single-word="false"/>
      <style:text-properties fo:font-variant="normal" fo:text-transform="none" fo:color="#000000" style:font-name="sans-serif" fo:font-size="20pt" fo:letter-spacing="normal" fo:font-style="normal" style:text-underline-style="none" fo:font-weight="normal" officeooo:rsid="003a4853" officeooo:paragraph-rsid="003a4853" style:font-size-asian="20pt" style:font-size-complex="20pt"/>
    </style:style>
    <style:style style:name="P36" style:family="paragraph" style:parent-style-name="Text_20_body" style:list-style-name="L2">
      <style:paragraph-properties fo:text-align="start" style:justify-single-word="false"/>
      <style:text-properties fo:font-variant="normal" fo:text-transform="none" fo:color="#2b511a" style:font-name="Liberation Sans Narrow" fo:font-size="14pt" fo:letter-spacing="normal" fo:font-style="normal" style:text-underline-style="none" fo:font-weight="normal" officeooo:rsid="003aab0b" officeooo:paragraph-rsid="003aab0b" style:font-size-asian="14pt" style:font-size-complex="14pt"/>
    </style:style>
    <style:style style:name="P37" style:family="paragraph" style:parent-style-name="Text_20_body">
      <style:paragraph-properties fo:text-align="start" style:justify-single-word="false"/>
      <style:text-properties fo:color="#000000" style:font-name="Liberation Serif" fo:font-size="20pt" style:text-underline-style="none" officeooo:rsid="00231697" officeooo:paragraph-rsid="0024b322" style:font-size-asian="17.5pt" style:font-size-complex="20pt"/>
    </style:style>
    <style:style style:name="P38" style:family="paragraph" style:parent-style-name="Text_20_body">
      <style:paragraph-properties fo:text-align="start" style:justify-single-word="false"/>
      <style:text-properties officeooo:paragraph-rsid="00269f19"/>
    </style:style>
    <style:style style:name="P39" style:family="paragraph" style:parent-style-name="Text_20_body">
      <style:paragraph-properties fo:text-align="center" style:justify-single-word="false"/>
      <style:text-properties fo:color="#0066b3" style:font-name="Liberation Serif" fo:font-size="28pt" style:text-underline-style="solid" style:text-underline-width="auto" style:text-underline-color="font-color" officeooo:rsid="003a4853" officeooo:paragraph-rsid="003a4853" style:font-size-asian="28pt" style:font-size-complex="28pt"/>
    </style:style>
    <style:style style:name="P40" style:family="paragraph" style:parent-style-name="Title">
      <style:paragraph-properties fo:text-align="center" style:justify-single-word="false"/>
      <style:text-properties fo:color="#0066b3" style:font-name="Liberation Serif" fo:font-size="28pt" style:text-underline-style="solid" style:text-underline-width="auto" style:text-underline-color="font-color" officeooo:rsid="003a4853" officeooo:paragraph-rsid="003a4853" style:font-size-asian="28pt" style:font-size-complex="28pt"/>
    </style:style>
    <style:style style:name="P41" style:family="paragraph" style:parent-style-name="Title">
      <style:text-properties style:text-underline-style="solid" style:text-underline-width="auto" style:text-underline-color="font-color" officeooo:paragraph-rsid="001a9553"/>
    </style:style>
    <style:style style:name="T1" style:family="text">
      <style:text-properties style:text-underline-style="none" officeooo:rsid="00231697" style:font-size-asian="17.5pt" style:font-size-complex="20pt"/>
    </style:style>
    <style:style style:name="T2" style:family="text">
      <style:text-properties style:font-name="Likhan" style:text-underline-style="none"/>
    </style:style>
    <style:style style:name="T3" style:family="text">
      <style:text-properties style:font-name="Likhan" style:text-underline-style="none" officeooo:rsid="001c0e73"/>
    </style:style>
    <style:style style:name="T4" style:family="text">
      <style:text-properties officeooo:rsid="001c0e73"/>
    </style:style>
    <style:style style:name="T5" style:family="text">
      <style:text-properties style:font-name="Inconsolata"/>
    </style:style>
    <style:style style:name="T6" style:family="text">
      <style:text-properties style:font-name="Inconsolata" fo:font-size="12pt" style:font-size-asian="12pt" style:font-size-complex="12pt"/>
    </style:style>
    <style:style style:name="T7" style:family="text">
      <style:text-properties fo:font-size="12pt" style:font-size-asian="12pt" style:font-size-complex="12pt"/>
    </style:style>
    <style:style style:name="T8" style:family="text">
      <style:text-properties fo:font-variant="normal" fo:text-transform="none" style:font-name="Liberation Serif" fo:font-size="20pt" fo:letter-spacing="normal" fo:font-style="normal" fo:font-weight="normal" officeooo:rsid="001c0e73" style:font-size-asian="20pt" style:font-size-complex="20pt"/>
    </style:style>
    <style:style style:name="T9" style:family="text">
      <style:text-properties fo:font-variant="normal" fo:text-transform="none" style:font-name="Liberation Serif" fo:font-size="20pt" fo:letter-spacing="normal" fo:font-style="normal" fo:font-weight="normal" officeooo:rsid="001c0e73" fo:background-color="#eeeeee" loext:char-shading-value="0" style:font-size-asian="20pt" style:font-size-complex="20pt" loext:padding="0in" loext:border="none"/>
    </style:style>
    <style:style style:name="T10" style:family="text">
      <style:text-properties fo:font-variant="normal" fo:text-transform="none" style:font-name="sans-serif" fo:font-size="20pt" fo:letter-spacing="normal" fo:font-style="normal" fo:font-weight="normal" officeooo:rsid="001c0e73" style:font-size-asian="20pt" style:font-size-complex="20pt"/>
    </style:style>
    <style:style style:name="T11" style:family="text">
      <style:text-properties fo:font-variant="normal" fo:text-transform="none" style:font-name="Inconsolata" fo:font-size="12.75pt" fo:letter-spacing="normal" fo:font-style="normal" fo:font-weight="normal" style:font-size-asian="20pt" style:font-size-complex="20pt"/>
    </style:style>
    <style:style style:name="T12" style:family="text">
      <style:text-properties fo:font-variant="normal" fo:text-transform="none" style:font-name="Inconsolata" fo:letter-spacing="normal" fo:font-style="normal" fo:font-weight="normal"/>
    </style:style>
    <style:style style:name="T13" style:family="text">
      <style:text-properties fo:font-variant="normal" fo:text-transform="none" fo:letter-spacing="normal"/>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style:font-size-asian="20pt"/>
    </style:style>
    <style:style style:name="T16" style:family="text">
      <style:text-properties fo:font-variant="normal" fo:text-transform="none" fo:letter-spacing="normal" fo:font-style="normal" fo:font-weight="normal" style:font-size-asian="20pt" style:font-size-complex="20pt"/>
    </style:style>
    <style:style style:name="T17" style:family="text">
      <style:text-properties fo:font-variant="normal" fo:text-transform="none" fo:letter-spacing="normal" fo:font-style="normal" fo:font-weight="normal" officeooo:rsid="00269f19"/>
    </style:style>
    <style:style style:name="T18" style:family="text">
      <style:text-properties fo:font-variant="normal" fo:text-transform="none" fo:letter-spacing="normal" style:font-size-asian="20pt"/>
    </style:style>
    <style:style style:name="T19" style:family="text">
      <style:text-properties fo:font-variant="normal" fo:text-transform="none" fo:color="#009353" style:font-name="Inconsolata" fo:font-size="12.75pt" fo:letter-spacing="normal" fo:font-style="normal" style:text-underline-style="none" fo:font-weight="normal" officeooo:rsid="00269f19" style:font-size-asian="20pt" style:font-size-complex="20pt"/>
    </style:style>
    <style:style style:name="T20" style:family="text">
      <style:text-properties fo:font-variant="normal" fo:text-transform="none" fo:color="#009353" style:font-name="Liberation Serif" fo:font-size="20pt" fo:letter-spacing="normal" fo:font-style="normal" style:text-underline-style="none" fo:font-weight="normal" officeooo:rsid="00269f19" style:font-size-asian="20pt" style:font-size-complex="20pt"/>
    </style:style>
    <style:style style:name="T21" style:family="text">
      <style:text-properties fo:font-variant="normal" fo:text-transform="none" style:text-line-through-style="none" style:text-line-through-type="none" fo:letter-spacing="normal" fo:font-style="normal" fo:font-weight="normal" officeooo:rsid="00222dde" style:text-blinking="false" style:font-size-asian="20pt"/>
    </style:style>
    <style:style style:name="T22" style:family="text">
      <style:text-properties officeooo:rsid="00204a53"/>
    </style:style>
    <style:style style:name="T23" style:family="text">
      <style:text-properties officeooo:rsid="00231697"/>
    </style:style>
    <style:style style:name="T24" style:family="text">
      <style:text-properties fo:color="#00599d" fo:font-size="27pt" officeooo:rsid="001a9553" style:font-size-asian="27pt" style:font-size-complex="27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24">On Install Event (as a dependency)</text:span></text:p>
      <text:p text:style-name="P3"/>
      <text:p text:style-name="P24">Service Worker gives you an install event,stuff must be ready before you handle other events.</text:p>
      <text:p text:style-name="P13"><text:span text:style-name="T2">Ideal for static version of your sites,</text:span><text:span text:style-name="T3">css</text:span><text:span text:style-name="T2">,</text:span><text:span text:style-name="T3">i</text:span><text:span text:style-name="T2">mgs,JS,etc</text:span></text:p>
      <text:p text:style-name="P24">Service Worker will install the event then call the network and cache the data then activate the event,if the network fails the activation will stop.</text:p>
      <text:p text:style-name="P1">On Install Event (not as a dependency)</text:p>
      <text:p text:style-name="P5"/>
      <text:p text:style-name="P5">Similar to above,but wont del<text:span text:style-name="T4">a</text:span>y the installation if <text:span text:style-name="T4">cache</text:span></text:p>
      <text:p text:style-name="P6">fails.</text:p>
      <text:p text:style-name="P6">Service Worker install the event,activate the events call the network then cache the data.</text:p>
      <text:p text:style-name="P2">On Activate</text:p>
      <text:p text:style-name="P25"/>
      <text:p text:style-name="P15"><text:span text:style-name="T8">Once a new Service-Worker has installed &amp; a previous version isn't being used, the new one activates, and you get an </text:span><text:span text:style-name="Source_20_Text"><text:span text:style-name="T9">activate</text:span></text:span><text:span text:style-name="T8"> event.</text:span><text:span text:style-name="T10"> </text:span><text:span text:style-name="T8">Because the old version is out of the way, </text:span><text:soft-page-break/><text:span text:style-name="T8">it's a good time to handle schema migrations in IndexedDB and also delete unused caches.</text:span></text:p>
      <text:p text:style-name="P14">Service-Worker install the event activate the event cache the new data and delete the old cache.</text:p>
      <text:p text:style-name="P14"/>
      <text:p text:style-name="P14"/>
      <text:p text:style-name="P4">User Demand</text:p>
      <text:p text:style-name="P4"/>
      <text:p text:style-name="P7">It allows the user to save the content for the offline use,such as videos or any articles,save button or anything to cache the content to run/view offline by caching the content into the cache.</text:p>
      <text:p text:style-name="P7">Page will event the content by the network and save it in the cache for the offline support.</text:p>
      <text:p text:style-name="P7"/>
      <text:p text:style-name="P16"><text:span text:style-name="T12">document.querySelector('.cache-article').addEventListener('click',</text:span><text:span text:style-name="T13"> </text:span><text:span text:style-name="T12">async</text:span><text:span text:style-name="T13"> </text:span><text:span text:style-name="T12">(event)</text:span><text:span text:style-name="T13"> </text:span><text:span text:style-name="T12">=&gt;</text:span><text:span text:style-name="T13"> </text:span><text:span text:style-name="T12">{</text:span><text:span text:style-name="T13"> </text:span><text:span text:style-name="T12">event.preventDefault();</text:span></text:p>
      <text:p text:style-name="P16"><text:span text:style-name="T13"><text:s/></text:span><text:span text:style-name="T12">const</text:span><text:span text:style-name="T13"> </text:span><text:span text:style-name="T12">id</text:span><text:span text:style-name="T13"> </text:span><text:span text:style-name="T12">=</text:span><text:span text:style-name="T13"> </text:span><text:span text:style-name="T12">this.dataset.articleId;</text:span><text:span text:style-name="T13"> </text:span></text:p>
      <text:p text:style-name="P16"><text:span text:style-name="T12">const</text:span><text:span text:style-name="T13"> </text:span><text:span text:style-name="T12">cache</text:span><text:span text:style-name="T13"> </text:span><text:span text:style-name="T12">=</text:span><text:span text:style-name="T13"> </text:span><text:span text:style-name="T12">await</text:span><text:span text:style-name="T13"> </text:span><text:span text:style-name="T12">caches.open('mysite-article-'</text:span><text:span text:style-name="T13"> </text:span><text:span text:style-name="T12">+</text:span><text:span text:style-name="T13"> </text:span><text:span text:style-name="T12">id);</text:span></text:p>
      <text:p text:style-name="P16"><text:span text:style-name="T13"><text:s/></text:span><text:span text:style-name="T12">const</text:span><text:span text:style-name="T13"> </text:span><text:span text:style-name="T12">response</text:span><text:span text:style-name="T13"> </text:span><text:span text:style-name="T12">=</text:span><text:span text:style-name="T13"> </text:span><text:span text:style-name="T12">await</text:span><text:span text:style-name="T13"> </text:span><text:span text:style-name="T12">fetch('/get-article-urls?id='</text:span><text:span text:style-name="T13"> </text:span><text:span text:style-name="T12">+</text:span><text:span text:style-name="T13"> </text:span><text:span text:style-name="T12">id);</text:span></text:p>
      <text:p text:style-name="P16"><text:span text:style-name="T13"><text:s/></text:span><text:span text:style-name="T12">const</text:span><text:span text:style-name="T13"> </text:span><text:span text:style-name="T12">urls</text:span><text:span text:style-name="T13"> </text:span><text:span text:style-name="T12">=</text:span><text:span text:style-name="T13"> </text:span><text:span text:style-name="T12">await</text:span><text:span text:style-name="T13"> </text:span><text:span text:style-name="T12">response.json();</text:span><text:span text:style-name="T13"> </text:span></text:p>
      <text:p text:style-name="P16"><text:span text:style-name="T12">await</text:span><text:span text:style-name="T13"> </text:span><text:span text:style-name="T12">cache.addAll(urls);</text:span><text:span text:style-name="T13"> </text:span><text:span text:style-name="T12">});</text:span></text:p>
      <text:p text:style-name="P26"/>
      <text:p text:style-name="P28">Response By Network</text:p>
      <text:p text:style-name="P31"><text:soft-page-break/>If the request doesnt match in the cache,get it from the network send it to the page and add in the cache in the same time.</text:p>
      <text:p text:style-name="P32">Page call the service worker call the network cache and display data</text:p>
      <text:p text:style-name="P29">Cached Over Network</text:p>
      <text:p text:style-name="P17"/>
      <text:p text:style-name="P8">In this page call the service-worker,cache the data and display the page ,if no cache data found then fetch the update for the next time.</text:p>
      <text:p text:style-name="P8"/>
      <text:p text:style-name="P17">Offline Push Messaging</text:p>
      <text:p text:style-name="P17"/>
      <text:p text:style-name="P8"><text:s/><text:span text:style-name="T22">Push msg hit the service-worker,it hits the network,then it cache the data and the service-worker push the msg in the notification bar</text:span></text:p>
      <text:p text:style-name="P9">Update the cache before showing msg in the notifcation bar for the offline use to see a msg offline by tapping by your notification bar.</text:p>
      <text:p text:style-name="P9"/>
      <text:p text:style-name="P9"/>
      <text:p text:style-name="P18">Background-Sync</text:p>
      <text:p text:style-name="P18"/>
      <text:p text:style-name="P9"><text:soft-page-break/><text:span text:style-name="T21">Background-Sync</text:span><text:span text:style-name="T18"> </text:span><text:span text:style-name="T15">is another feature built on top of ServiceWorker. It allows you to request background data synchronisation as a one-off.This happens even when the user doesn't have a tab open to your site, only the ServiceWorker is woken up. You request permission to do this from a page &amp; the user will be prompted.</text:span></text:p>
      <text:p text:style-name="P30">Cache Data Only</text:p>
      <text:p text:style-name="P30"/>
      <text:p text:style-name="P20">How much cache you have, Service Worker wont use the cache untill you tell them to use.</text:p>
      <text:p text:style-name="P20">Ideal for Anything static in your webpage,you cached these in the install events ,so you can easily depend on them(cache).</text:p>
      <text:p text:style-name="P20"/>
      <text:p text:style-name="P30">Network Data Only</text:p>
      <text:p text:style-name="P30"/>
      <text:p text:style-name="P20">Ideal for the things which cant be run offline,such as authentications,analytics-pings,non-GET Request.</text:p>
      <text:p text:style-name="P20"/>
      <text:p text:style-name="P30">Cache Fails,Network Won</text:p>
      <text:p text:style-name="P30"/>
      <text:p text:style-name="P20"><text:soft-page-break/>Ideal for if You are building offline-first,this is how youll handle majority of requests,Other such as incoming request based on cache fail Network call</text:p>
      <text:p text:style-name="P20">This gives you the "Cache only" behaviour for things in the cache and the "Network only" behaviour for anything not-cached (which includes all non-GET requests, as they cannot be cached).</text:p>
      <text:p text:style-name="P20">RETURN RESPONSE || FETCH(EVENT.REQUEST)</text:p>
      <text:p text:style-name="P10"/>
      <text:p text:style-name="P30">Cache/Network Race</text:p>
      <text:p text:style-name="P30"/>
      <text:p text:style-name="P20"><text:span text:style-name="T23">G</text:span>oing to the network when the user has the content on their device can be a waste of data, so bear that in mind.</text:p>
      <text:p text:style-name="P20"/>
      <text:p text:style-name="P30">Network Fails,Cache Won</text:p>
      <text:p text:style-name="P19"/>
      <text:p text:style-name="P37">A quick fix for resources that update frequently,outside of the version of the site,articles,social media timelines,this means you give the user the updated content but if the user is offline get an older cache version.If the network request succeeds,the cache will updated and show you the updated content</text:p>
      <text:p text:style-name="P12"><text:span text:style-name="T1">.</text:span><text:span text:style-name="T16">However, this method has flaws. If the user has an intermittent or slow connection they'll have to wait for the </text:span><text:soft-page-break/><text:span text:style-name="T16">network to fail before they get the perfectly acceptable content already on their device. This can take an extremely long time and is a frustrating user experience.</text:span></text:p>
      <text:p text:style-name="P34">Fisrt it fetch from network then the cache call.</text:p>
      <text:p text:style-name="P23"><text:span text:style-name="T11">try</text:span><text:span text:style-name="T16"> </text:span><text:span text:style-name="T11">{</text:span><text:span text:style-name="T16"> </text:span><text:span text:style-name="T11">return</text:span><text:span text:style-name="T16"> </text:span><text:span text:style-name="T11">await</text:span><text:span text:style-name="T16"> </text:span><text:span text:style-name="T11">fetch(event.request);</text:span><text:span text:style-name="T16"> </text:span><text:span text:style-name="T11">}</text:span><text:span text:style-name="T16"> </text:span></text:p>
      <text:p text:style-name="P23"><text:span text:style-name="T11">catch</text:span><text:span text:style-name="T16"> </text:span><text:span text:style-name="T11">(err)</text:span><text:span text:style-name="T16"> </text:span><text:span text:style-name="T11">{</text:span><text:span text:style-name="T16"> </text:span><text:span text:style-name="T11">return</text:span><text:span text:style-name="T16"> </text:span><text:span text:style-name="T11">caches.match(event.request);</text:span><text:span text:style-name="T16"> </text:span><text:span text:style-name="T11">}</text:span></text:p>
      <text:p text:style-name="P11"/>
      <text:p text:style-name="P11"/>
      <text:p text:style-name="P11"/>
      <text:p text:style-name="P30">Cache before Network</text:p>
      <text:p text:style-name="P30"/>
      <text:p text:style-name="P20">This requires the page to make two requests, one to the cache, one to the network. The idea is to show the cached data first, then update the page when/if the network data arrives.</text:p>
      <text:p text:style-name="Text_20_body"><text:line-break/></text:p>
      <text:p text:style-name="P30">Generic Fallback</text:p>
      <text:p text:style-name="P30"/>
      <text:p text:style-name="P20">If you fail to serve something from the cache and/or network you may want to provide a generic fallback.</text:p>
      <text:p text:style-name="P21"><text:span text:style-name="T5">self.addEventListener('fetch',</text:span> <text:span text:style-name="T5">(event)</text:span> <text:span text:style-name="T5">=&gt;</text:span> <text:span text:style-name="T5">{</text:span> <text:span text:style-name="T5">event.respondWith(async</text:span> <text:span text:style-name="T5">function()</text:span> <text:span text:style-name="T5">{</text:span> </text:p>
      <text:p text:style-name="P21"><text:span text:style-name="T5">// Try the cache</text:span> </text:p>
      <text:p text:style-name="P21"><text:soft-page-break/><text:span text:style-name="T5">const</text:span> <text:span text:style-name="T5">cachedResponse</text:span> <text:span text:style-name="T5">=</text:span> <text:span text:style-name="T5">await</text:span> <text:span text:style-name="T5">caches.match(event.request);</text:span></text:p>
      <text:p text:style-name="P21"><text:s/><text:span text:style-name="T5">if</text:span> <text:span text:style-name="T5">(cachedResponse)</text:span> <text:span text:style-name="T5">return</text:span> <text:span text:style-name="T5">cachedResponse;</text:span></text:p>
      <text:p text:style-name="P21"><text:s/><text:span text:style-name="T5">try</text:span> <text:span text:style-name="T5">{</text:span> <text:span text:style-name="T5">// Fall back to network</text:span> <text:span text:style-name="T5">return</text:span> <text:span text:style-name="T5">await</text:span> <text:span text:style-name="T5">fetch(event.request);</text:span> <text:span text:style-name="T5">}</text:span></text:p>
      <text:p text:style-name="P21"><text:s/><text:span text:style-name="T5">catch</text:span> <text:span text:style-name="T5">(err)</text:span> <text:span text:style-name="T5">{</text:span></text:p>
      <text:p text:style-name="P21"><text:s/><text:span text:style-name="T5">// If both fail, show a generic fallback:</text:span></text:p>
      <text:p text:style-name="P21"><text:s/><text:span text:style-name="T5">return</text:span> <text:span text:style-name="T5">caches.match('/offline.html');</text:span></text:p>
      <text:p text:style-name="P22"><text:s/><text:span text:style-name="T6">// However, in reality you'd have many different fallbacks, depending on URL &amp; headers.Eg, a fallback silhouette image for avatars.</text:span><text:span text:style-name="T7"> </text:span></text:p>
      <text:p text:style-name="P27">}</text:p>
      <text:p text:style-name="P21"><text:s/><text:span text:style-name="T5">}());</text:span></text:p>
      <text:p text:style-name="P38"><text:span text:style-name="T20"><text:s/></text:span><text:span text:style-name="T19">});</text:span></text:p>
      <text:p text:style-name="P38"><text:span text:style-name="T19"/></text:p>
      <text:p text:style-name="P40"><text:span text:style-name="T17">S</text:span><text:span text:style-name="T14">ide-Templating</text:span></text:p>
      <text:p text:style-name="P39"><text:span text:style-name="T14"/></text:p>
      <text:p text:style-name="P35">If your page is controlled by a service-worker, you may instead choose to request JSON data along with a template, and render that instead.</text:p>
      <text:p text:style-name="P35"/>
      <text:p text:style-name="P35"/>
      <text:list xml:id="list3494901907" text:style-name="L2">
        <text:list-item>
          <text:p text:style-name="P36">Saif-ur-Rehman</text:p>
        </text:list-item>
        <text:list-item>
          <text:p text:style-name="P36">saifr7493@gmail.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 svg:font-family="Inconsolata, courier, monospace"/>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hilanka" svg:font-family="Chilanka" style:font-pitch="variable"/>
    <style:font-face style:name="Keraleeyam" svg:font-family="Keraleeyam" style:font-pitch="variable"/>
    <style:font-face style:name="Likhan" svg:font-family="Likhan" style:font-pitch="variable"/>
    <style:font-face style:name="utkal" svg:font-family="utk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12:55:56.981383972</meta:creation-date>
    <dc:date>2018-12-27T17:31:13.035499526</dc:date>
    <meta:editing-duration>PT21M4S</meta:editing-duration>
    <meta:editing-cycles>3</meta:editing-cycles>
    <meta:generator>LibreOffice/6.0.3.2$Linux_X86_64 LibreOffice_project/00m0$Build-2</meta:generator>
    <meta:document-statistic meta:table-count="0" meta:image-count="0" meta:object-count="0" meta:page-count="7" meta:paragraph-count="68" meta:word-count="824" meta:character-count="5142" meta:non-whitespace-character-count="4368"/>
  </office:meta>
</office:document-meta>
</file>